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f2476" officeooo:paragraph-rsid="000c4d51"/>
    </style:style>
    <style:style style:name="P3" style:family="paragraph" style:parent-style-name="Text_20_body">
      <style:text-properties fo:font-weight="bold" officeooo:paragraph-rsid="000c4d51" style:font-weight-asian="bold" style:font-weight-complex="bold"/>
    </style:style>
    <style:style style:name="P4" style:family="paragraph" style:parent-style-name="Text_20_body">
      <style:text-properties officeooo:rsid="0020c7a7" officeooo:paragraph-rsid="000e757a"/>
    </style:style>
    <style:style style:name="P5" style:family="paragraph" style:parent-style-name="Text_20_body">
      <style:text-properties officeooo:rsid="000e757a" officeooo:paragraph-rsid="000e757a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7" style:family="paragraph" style:parent-style-name="Text_20_body" style:list-style-name="L1">
      <style:text-properties officeooo:rsid="000c4d51" officeooo:paragraph-rsid="000c4d51"/>
    </style:style>
    <style:style style:name="P8" style:family="paragraph" style:parent-style-name="Text_20_body" style:list-style-name="L1">
      <style:text-properties officeooo:rsid="000c4d51" officeooo:paragraph-rsid="001ab2ba"/>
    </style:style>
    <style:style style:name="P9" style:family="paragraph" style:parent-style-name="Text_20_body" style:list-style-name="L1">
      <style:text-properties officeooo:rsid="000c4d51" officeooo:paragraph-rsid="000fe01b"/>
    </style:style>
    <style:style style:name="P10" style:family="paragraph" style:parent-style-name="Text_20_body" style:list-style-name="L1">
      <style:text-properties officeooo:rsid="000e872d" officeooo:paragraph-rsid="000c4d51"/>
    </style:style>
    <style:style style:name="P11" style:family="paragraph" style:parent-style-name="Text_20_body" style:list-style-name="L1">
      <style:text-properties officeooo:rsid="000f2476" officeooo:paragraph-rsid="000c4d51"/>
    </style:style>
    <style:style style:name="P12" style:family="paragraph" style:parent-style-name="Text_20_body" style:list-style-name="L1">
      <style:text-properties officeooo:rsid="000f2476" officeooo:paragraph-rsid="000f2476"/>
    </style:style>
    <style:style style:name="P13" style:family="paragraph" style:parent-style-name="Text_20_body" style:list-style-name="L1">
      <style:text-properties officeooo:rsid="000f2476" officeooo:paragraph-rsid="000fe01b"/>
    </style:style>
    <style:style style:name="P14" style:family="paragraph" style:parent-style-name="Text_20_body" style:list-style-name="L1">
      <style:text-properties officeooo:rsid="0010af9c" officeooo:paragraph-rsid="000fe01b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0c4d51"/>
    </style:style>
    <style:style style:name="P16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2476" officeooo:paragraph-rsid="000f2476"/>
    </style:style>
    <style:style style:name="P17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c4d51" officeooo:paragraph-rsid="000fe01b"/>
    </style:style>
    <style:style style:name="P18" style:family="paragraph" style:parent-style-name="Standard">
      <style:paragraph-properties fo:text-align="center" style:justify-single-word="false"/>
      <style:text-properties officeooo:rsid="001c4c4d" officeooo:paragraph-rsid="001c4c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301be"/>
    </style:style>
    <style:style style:name="T9" style:family="text">
      <style:text-properties officeooo:rsid="00146b3f"/>
    </style:style>
    <style:style style:name="T10" style:family="text">
      <style:text-properties officeooo:rsid="0014a39f"/>
    </style:style>
    <style:style style:name="T11" style:family="text">
      <style:text-properties officeooo:rsid="0015c1a9"/>
    </style:style>
    <style:style style:name="T12" style:family="text">
      <style:text-properties officeooo:rsid="001781fd"/>
    </style:style>
    <style:style style:name="T13" style:family="text">
      <style:text-properties officeooo:rsid="001ab2ba"/>
    </style:style>
    <style:style style:name="T14" style:family="text">
      <style:text-properties officeooo:rsid="00279d2e"/>
    </style:style>
    <style:style style:name="T15" style:family="text">
      <style:text-properties officeooo:rsid="001efd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">Nome scenario:</text:p>
          </table:table-cell>
          <table:table-cell table:style-name="Tabella9.B1" office:value-type="string">
            <text:p text:style-name="P4"><text:span text:style-name="T5">Visualizza </text:span><text:span text:style-name="T8">tipologia servizi attivi</text:span><text:span text:style-name="T7"> </text:span><text:span text:style-name="T5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3">Istanza degli attori partecipanti</text:p>
          </table:table-cell>
          <table:table-cell table:style-name="Tabella9.B2" office:value-type="string">
            <text:p text:style-name="P5">Giulio: <text:span text:style-name="T13">Direttore</text:span>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list xml:id="list21396384" text:style-name="L1">
              <text:list-item>
                <text:p text:style-name="P7"><text:span text:style-name="T2">Giulio è nella sua area personale del sistema per </text:span><text:span text:style-name="T3">visualizzare , </text:span><text:span text:style-name="T10">in seguito ad una modifica della scelta del servizio offerto dall'asilo Nido, </text:span><text:span text:style-name="T13">di</text:span><text:span text:style-name="T9"> quali servizi usufruisce</text:span><text:span text:style-name="T6"> </text:span><text:span text:style-name="T9">Paol</text:span><text:span text:style-name="T12">a</text:span><text:span text:style-name="T9"> Scarpa.</text:span></text:p>
              </text:list-item>
            </text:list>
            <text:p text:style-name="P2"/>
            <text:list xml:id="list21397067" text:continue-numbering="true" text:style-name="L1">
              <text:list-item>
                <text:p text:style-name="P8"><text:span text:style-name="T2">Seleziona</text:span><text:span text:style-name="T6"> </text:span><text:span text:style-name="T13">l</text:span><text:span text:style-name="T14">a voce </text:span><text:span text:style-name="T6">per </text:span><text:span text:style-name="T13">R</text:span><text:span text:style-name="T15">icerca avanzata” </text:span><text:span text:style-name="T13">dell'area “Gestione iscritti”.</text:span></text:p>
                <text:p text:style-name="P10"/>
              </text:list-item>
              <text:list-item>
                <text:p text:style-name="P15"><text:span text:style-name="T13">Il sistema </text:span><text:span text:style-name="T2">mostra l'interfaccia richiesta </text:span><text:span text:style-name="T3">da Giulio.</text:span></text:p>
                <text:p text:style-name="P11"/>
              </text:list-item>
              <text:list-item>
                <text:p text:style-name="P7"><text:span text:style-name="T2">Giulio scrive il nome “</text:span><text:span text:style-name="T9">Paol</text:span><text:span text:style-name="T12">a</text:span><text:span text:style-name="T2">” all'interno del campo </text:span><text:span text:style-name="T13">nome e “Scarpa” all'interno del campo cognome e avvia la ricerca premendo sul bottone Ricerca.</text:span></text:p>
                <text:p text:style-name="P12"/>
              </text:list-item>
              <text:list-item>
                <text:p text:style-name="P16"><text:span text:style-name="T13">Il sistema</text:span> elabora le informazione ricevute e visualizza una lista, ordinata <text:span text:style-name="T13">per cognome,</text:span> con le <text:s/>informazioni <text:span text:style-name="T13">dell'utente.</text:span></text:p>
                <text:p text:style-name="P12"/>
              </text:list-item>
              <text:list-item>
                <text:p text:style-name="P17"><text:span text:style-name="T3"><text:s/>Giulio </text:span><text:span text:style-name="T9">visualizza la scelta '</text:span><text:span text:style-name="T11">PART-TIME MATTINA CON PASTO</text:span><text:span text:style-name="T9">' </text:span><text:span text:style-name="T13">nel campo “Tipo Servizio”.</text:span></text:p>
                <text:p text:style-name="P14"/>
              </text:list-item>
              <text:list-item>
                <text:p text:style-name="P9"><text:span text:style-name="T4"><text:s/>Giulio esce dalla propria ar</text:span><text:span text:style-name="T13">ea</text:span><text:span text:style-name="T4"> </text:span><text:span text:style-name="T13">personale.</text:span><text:span text:style-name="T3"> </text:span></text:p>
                <text:p text:style-name="P13"/>
              </text:list-item>
            </text:list>
          </table:table-cell>
        </table:table-row>
      </table:table>
      <text:p text:style-name="P18">SC_A_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23M48S</meta:editing-duration>
    <meta:editing-cycles>14</meta:editing-cycles>
    <meta:generator>LibreOffice/3.6$Windows_x86 LibreOffice_project/da8c1e6-fd468f4-454e206-f42a4a9-143cfd</meta:generator>
    <dc:date>2012-10-23T01:27:49.54</dc:date>
    <meta:document-statistic meta:table-count="1" meta:image-count="0" meta:object-count="0" meta:page-count="1" meta:paragraph-count="13" meta:word-count="129" meta:character-count="863" meta:non-whitespace-character-count="748"/>
  </office:meta>
</office:document-meta>
</file>